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1cm" fo:min-width="3.51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02cm" fo:min-width="2.626cm"/>
      <style:paragraph-properties style:writing-mode="lr-tb"/>
    </style:style>
    <style:style style:name="gr3" style:family="graphic" style:parent-style-name="standard">
      <style:graphic-properties draw:marker-end="Стили_20_стрелок_20_1" draw:textarea-vertical-align="middle"/>
    </style:style>
    <style:style style:name="gr4" style:family="graphic" style:parent-style-name="standard">
      <style:graphic-properties draw:marker-end="Стили_20_стрелок_20_2" draw:textarea-vertical-align="middle"/>
    </style:style>
    <style:style style:name="gr5" style:family="graphic" style:parent-style-name="standard">
      <style:graphic-properties draw:marker-end="Стили_20_стрелок_20_3" draw:textarea-vertical-align="middle"/>
    </style:style>
    <style:style style:name="gr6" style:family="graphic" style:parent-style-name="standard">
      <style:graphic-properties draw:marker-end="Стили_20_стрелок_20_4" draw:textarea-vertical-align="middle"/>
    </style:style>
    <style:style style:name="gr7" style:family="graphic" style:parent-style-name="standard">
      <style:graphic-properties draw:marker-end="Стили_20_стрелок_20_5" draw:textarea-vertical-align="middle"/>
    </style:style>
    <style:style style:name="gr8" style:family="graphic" style:parent-style-name="standard">
      <style:graphic-properties draw:marker-end="Стили_20_стрелок_20_6" draw:textarea-vertical-align="middle"/>
    </style:style>
    <style:style style:name="gr9" style:family="graphic" style:parent-style-name="standard">
      <style:graphic-properties draw:stroke="none" draw:fill="none" fo:min-height="0.59cm"/>
      <style:paragraph-properties style:writing-mode="lr-tb"/>
    </style:style>
    <style:style style:name="gr10" style:family="graphic" style:parent-style-name="standard">
      <style:graphic-properties draw:stroke="none" draw:fill="none" fo:min-height="0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4.015cm" svg:height="1.46cm" svg:x="12.086cm" svg:y="2.55cm">
          <text:p text:style-name="P1"><text:span text:style-name="T1">Switch PC 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015cm" svg:height="1.46cm" svg:x="12.086cm" svg:y="4.821cm">
          <text:p text:style-name="P1"><text:span text:style-name="T1">Start MS Wor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25cm" svg:height="3.102cm" svg:x="11.25cm" svg:y="7.275cm">
          <text:p text:style-name="P1"><text:span text:style-name="T1">MS Word star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4.015cm" svg:height="1.46cm" svg:x="17.496cm" svg:y="10.698cm">
          <text:p text:style-name="P1"><text:span text:style-name="T1">Write a poe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015cm" svg:height="1.46cm" svg:x="12.349cm" svg:y="13.488cm">
          <text:p text:style-name="P1"><text:span text:style-name="T1">Close MS Wor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015cm" svg:height="1.46cm" svg:x="12.349cm" svg:y="15.84cm">
          <text:p text:style-name="P1"><text:span text:style-name="T2">END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4.093cm" svg:y1="4.01cm" svg:x2="14.093cm" svg:y2="4.821cm" draw:start-shape="id1" draw:start-glue-point="2" draw:end-shape="id2" draw:end-glue-point="0" svg:d="M14093 4010v811" svg:viewBox="0 0 1 812">
          <text:p/>
        </draw:connector>
        <draw:connector draw:style-name="gr4" draw:text-style-name="P2" draw:layer="layout" svg:x1="14.093cm" svg:y1="6.281cm" svg:x2="14.375cm" svg:y2="7.275cm" draw:start-shape="id2" draw:start-glue-point="2" draw:end-shape="id3" draw:end-glue-point="4" svg:d="M14093 6281v497h282v497" svg:viewBox="0 0 283 995">
          <text:p/>
        </draw:connector>
        <draw:connector draw:style-name="gr5" draw:text-style-name="P2" draw:layer="layout" svg:x1="17.5cm" svg:y1="8.826cm" svg:x2="19.503cm" svg:y2="10.698cm" draw:start-shape="id3" draw:start-glue-point="7" draw:end-shape="id4" draw:end-glue-point="0" svg:d="M17500 8826h2003v1872" svg:viewBox="0 0 2004 1873">
          <text:p/>
        </draw:connector>
        <draw:connector draw:style-name="gr6" draw:text-style-name="P2" draw:layer="layout" svg:x1="19.503cm" svg:y1="12.158cm" svg:x2="16.364cm" svg:y2="14.218cm" draw:start-shape="id4" draw:start-glue-point="2" draw:end-shape="id5" draw:end-glue-point="1" svg:d="M19503 12158v2060h-3139" svg:viewBox="0 0 3140 2061">
          <text:p/>
        </draw:connector>
        <draw:connector draw:style-name="gr7" draw:text-style-name="P2" draw:layer="layout" svg:x1="14.356cm" svg:y1="14.948cm" svg:x2="14.356cm" svg:y2="15.84cm" draw:start-shape="id5" draw:start-glue-point="2" draw:end-shape="id6" draw:end-glue-point="0" svg:d="M14356 14948v892" svg:viewBox="0 0 1 893">
          <text:p/>
        </draw:connector>
        <draw:connector draw:style-name="gr8" draw:text-style-name="P2" draw:layer="layout" draw:line-skew="-1.499cm" svg:x1="11.25cm" svg:y1="8.826cm" svg:x2="12.349cm" svg:y2="16.57cm" draw:start-shape="id3" draw:start-glue-point="5" draw:end-shape="id6" draw:end-glue-point="3" svg:d="M11250 8826h-2000v7744h3099" svg:viewBox="0 0 3100 7745">
          <text:p/>
        </draw:connector>
        <draw:frame draw:style-name="gr9" draw:text-style-name="P3" draw:layer="layout" svg:width="3.685cm" svg:height="0.84cm" svg:x="17.75cm" svg:y="7.96cm">
          <draw:text-box>
            <text:p><text:span text:style-name="T1">True</text:span></text:p>
          </draw:text-box>
        </draw:frame>
        <draw:frame draw:style-name="gr9" draw:text-style-name="P3" draw:layer="layout" svg:width="3.685cm" svg:height="0.84cm" svg:x="9.351cm" svg:y="7.96cm">
          <draw:text-box>
            <text:p><text:span text:style-name="T1">False</text:span></text:p>
          </draw:text-box>
        </draw:frame>
        <draw:frame draw:style-name="gr10" draw:text-style-name="P4" draw:layer="layout" svg:width="25.438cm" svg:height="0.75cm" svg:x="1.312cm" svg:y="19cm">
          <draw:text-box>
            <text:p><text:span text:style-name="T3">This algorithm requires minimum 2 decision-coverage tests to cover 100% of all decisions (and statements/instruction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uk" fo:country="UA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Заголовок_20_1" style:display-name="Заголовок 1" style:family="graphic">
      <style:paragraph-properties fo:margin-top="1.245cm" fo:margin-bottom="0.374cm" fo:line-height="100%"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20pt" fo:language="uk" fo:country="UA" style:letter-kerning="false" style:font-name-asian="Arial1" style:font-family-asian="Arial" style:font-pitch-asian="variable" style:font-size-asian="20pt" style:language-asian="zh" style:country-asian="CN" style:font-name-complex="Arial" style:font-family-complex="Arial" style:font-family-generic-complex="roman" style:font-pitch-complex="variable" style:font-size-complex="20pt" style:language-complex="hi" style:country-complex="IN"/>
    </style:style>
    <style:style style:name="LO-normal" style:family="graphic"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uk" fo:country="UA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Заголовок_20_2" style:display-name="Заголовок 2" style:family="graphic">
      <style:paragraph-properties fo:margin-top="1.12cm" fo:margin-bottom="0.374cm" fo:line-height="100%"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6pt" fo:language="uk" fo:country="UA" fo:font-weight="normal" style:letter-kerning="false" style:font-name-asian="Arial1" style:font-family-asian="Arial" style:font-pitch-asian="variable" style:font-size-asian="16pt" style:language-asian="zh" style:country-asian="CN" style:font-weight-asian="normal" style:font-name-complex="Arial" style:font-family-complex="Arial" style:font-family-generic-complex="roman" style:font-pitch-complex="variable" style:font-size-complex="16pt" style:language-complex="hi" style:country-complex="IN" style:font-weight-complex="normal"/>
    </style:style>
    <style:style style:name="Заголовок_20_3" style:display-name="Заголовок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style:font-name="Arial" fo:font-family="Arial" style:font-family-generic="roman" style:font-pitch="variable" fo:font-size="14pt" fo:language="uk" fo:country="UA" fo:font-weight="normal" style:letter-kerning="false" style:font-name-asian="Arial1" style:font-family-asian="Arial" style:font-pitch-asian="variable" style:font-size-asian="14pt" style:language-asian="zh" style:country-asian="CN" style:font-weight-asian="normal" style:font-name-complex="Arial" style:font-family-complex="Arial" style:font-family-generic-complex="roman" style:font-pitch-complex="variable" style:font-size-complex="14pt" style:language-complex="hi" style:country-complex="IN" style:font-weight-complex="normal"/>
    </style:style>
    <style:style style:name="Заголовок_20_4" style:display-name="Заголовок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style:font-name="Arial" fo:font-family="Arial" style:font-family-generic="roman" style:font-pitch="variable" fo:font-size="12pt" fo:language="uk" fo:country="UA" style:letter-kerning="false" style:font-name-asian="Arial1" style:font-family-asian="Arial" style:font-pitch-asian="variable" style:font-size-asian="12pt" style:language-asian="zh" style:country-asian="CN" style:font-name-complex="Arial" style:font-family-complex="Arial" style:font-family-generic-complex="roman" style:font-pitch-complex="variable" style:font-size-complex="12pt" style:language-complex="hi" style:country-complex="IN"/>
    </style:style>
    <style:style style:name="Заголовок_20_5" style:display-name="Заголовок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style:font-name="Arial" fo:font-family="Arial" style:font-family-generic="roman" style:font-pitch="variable" fo:font-size="11pt" fo:language="uk" fo:country="UA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Заголовок_20_6" style:display-name="Заголовок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style:font-name="Arial" fo:font-family="Arial" style:font-family-generic="roman" style:font-pitch="variable" fo:font-size="11pt" fo:language="uk" fo:country="UA" fo:font-style="italic" style:letter-kerning="false" style:font-name-asian="Arial1" style:font-family-asian="Arial" style:font-pitch-asian="variable" style:font-size-asian="11pt" style:language-asian="zh" style:country-asian="CN" style:font-style-asian="italic" style:font-name-complex="Arial" style:font-family-complex="Arial" style:font-family-generic-complex="roman" style:font-pitch-complex="variable" style:font-size-complex="11pt" style:language-complex="hi" style:country-complex="IN" style:font-style-complex="italic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Интернет-ссылка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Верхний_20_колонтитул" style:display-name="Верхний колонтитул" style:family="graphic"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uk" fo:country="UA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Колонтитул" style:family="graphic"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uk" fo:country="UA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Указатель" style:family="graphic"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uk" fo:country="UA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Название" style:family="graphic">
      <style:paragraph-properties fo:margin-top="0.374cm" fo:margin-bottom="0.374cm" fo:line-height="115%"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2pt" fo:language="uk" fo:country="UA" fo:font-style="italic" style:letter-kerning="false" style:font-name-asian="Arial1" style:font-family-asian="Arial" style:font-pitch-asian="variable" style:font-size-asian="12pt" style:language-asian="zh" style:country-asian="CN" style:font-style-asian="italic" style:font-name-complex="Arial" style:font-family-complex="Arial" style:font-family-generic-complex="roman" style:font-pitch-complex="variable" style:font-size-complex="12pt" style:language-complex="hi" style:country-complex="IN" style:font-style-complex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uk" fo:country="UA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uk" fo:country="UA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Заголовок" style:family="graphic">
      <style:paragraph-properties fo:margin-top="0.746cm" fo:margin-bottom="0.374cm" fo:line-height="115%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uk" fo:country="UA" style:letter-kerning="false" style:font-name-asian="Noto Sans CJK SC1" style:font-family-asian="'Noto Sans CJK SC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8T18:50:12.288271193</meta:creation-date>
    <dc:date>2023-09-21T11:36:19.443831232</dc:date>
    <meta:editing-duration>PT4M30S</meta:editing-duration>
    <meta:editing-cycles>3</meta:editing-cycles>
    <meta:generator>LibreOffice/7.3.7.2$Linux_X86_64 LibreOffice_project/30$Build-2</meta:generator>
    <meta:document-statistic meta:object-count="15"/>
  </office:meta>
</office:document-meta>
</file>